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row>
          <table:table-cell office:value-type="string">
            <text:p>VEND</text:p>
          </table:table-cell>
          <table:table-cell office:value-type="string">
            <text:p>ACERTO</text:p>
          </table:table-cell>
          <table:table-cell office:value-type="string">
            <text:p>NOME</text:p>
          </table:table-cell>
          <table:table-cell office:value-type="string">
            <text:p>PALPITES</text:p>
          </table:table-cell>
          <table:table-cell office:value-type="string">
            <text:p>SORTEIO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1 PIO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1 PIO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1 PIO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15 22 [45] 67</text:p>
          </table:table-cell>
          <table:table-cell office:value-type="string">
            <text:p>20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Wanderson (Centro)</text:p>
          </table:table-cell>
          <table:table-cell office:value-type="string">
            <text:p>[3] 15 22 45 67</text:p>
          </table:table-cell>
          <table:table-cell office:value-type="string">
            <text:p>27/08/2013(14 21 25 26 47)</text:p>
          </table:table-cell>
        </table:table-row>
        <table:table-row>
          <table:table-cell office:value-type="string">
            <text:p>VEND 1 Crispim</text:p>
          </table:table-cell>
          <table:table-cell office:value-type="string">
            <text:p>2 DUQUE</text:p>
          </table:table-cell>
          <table:table-cell office:value-type="string">
            <text:p>Zé Maria (Ilha)</text:p>
          </table:table-cell>
          <table:table-cell office:value-type="string">
            <text:p>3 [15] 22 45 67</text:p>
          </table:table-cell>
          <table:table-cell office:value-type="string">
            <text:p>03/09/2013(14 21 25 26 47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